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644"/>
    </style:style>
    <style:style style:name="T1" style:family="text">
      <style:text-properties officeooo:rsid="0012f197"/>
    </style:style>
    <style:style style:name="T2" style:family="text">
      <style:text-properties officeooo:rsid="00125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m relação ao primeiro documento <text:span text:style-name="T1">apresentado</text:span> é importante ressaltar a importância dos diagramas UML mas trazendo uma visão mais madura do mercado mostrando que dos 9 diagramas <text:s/>disponibilizados, normalmente 3 são utilizados de modo geral, esses <text:s/>sendo: Caso <text:s/>de Uso, Diagrama de Classes e Diagrama de Sequência. Estes 3 sendo os que <text:s/>mais se conversam permitindo a engenharia de <text:s/>um <text:s/>novo software. </text:p>
      <text:p text:style-name="P1"><text:tab/>Eles se complementam com o caso de <text:s/>uso trazendo para a realidade as funcionalidades de <text:s/>um software e seus <text:s/>atores, o <text:s/>diagrama de classes que explicita todas as <text:s/>classes necessárias para o desenvolvimento do software em questão e o diagrama de sequência que especifica os <text:s/>cenários possíveis durante o uso de <text:s/>software, possivelmente alinhando os atores do diagrama de caso de uso e alinhando os objetos do diagrama de classes.</text:p>
      <text:p text:style-name="P1"><text:tab/><text:span text:style-name="T2">No segundo documento <text:s/>já é apresentado uma visão comparando as diferenças entre a arquitetura de software e o UML, mostrando que o UML <text:s/>é versátil a ponto de permitir seu uso independente de <text:s/>qual modelo de <text:s/>arquitetura de software for preferido. Logo é possível com a UML especificar os objetos, atores e casos de várias formas diferente, bastando alterar qual seria o padrão de arquitetura preferido.</text:span></text:p>
      <text:p text:style-name="P1"><text:tab/><text:span text:style-name="T2">No documento em questão a visão é demonstrada com 3 exemplos, usando um ator “Usuário” e <text:s/>um caso de uso “Armazenar dados de clientes”, a diferença entre os <text:s/>três exemplos é facilmente observada ao entender a relação do ator com o caso de uso, onde <text:s/>no primeiro exemplo o <text:s/>ator realiza o armazenamento direto no servidor, no segundo caso onde o ator acessa uma interface que persiste os dados antes de enviar ao servidor e o terceiro caso </text:span><text:span text:style-name="T1">onde entre a interface e o servidor <text:s/>ainda existe um objeto que <text:s/>cuida das regras de persistência dos dad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19:41:52.164334961</meta:creation-date>
    <dc:date>2025-03-25T19:53:28.392280794</dc:date>
    <meta:editing-duration>PT1M21S</meta:editing-duration>
    <meta:editing-cycles>1</meta:editing-cycles>
    <meta:generator>LibreOffice/25.2.1.2$Linux_X86_64 LibreOffice_project/d3abf4aee5fd705e4a92bba33a32f40bc4e56f49</meta:generator>
    <meta:print-date>2025-03-25T19:53:48.797459187</meta:print-date>
    <meta:printed-by>Arquivos PDF</meta:printed-by>
    <meta:document-statistic meta:table-count="0" meta:image-count="0" meta:object-count="0" meta:page-count="1" meta:paragraph-count="4" meta:word-count="295" meta:character-count="1781" meta:non-whitespace-character-count="1462"/>
  </office:meta>
</office:document-meta>
</file>